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2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fo:color="#ff0000" style:font-name="Calibri1" fo:font-size="12pt" fo:font-weight="normal" fo:background-color="transparent" style:font-name-asian="Calibri1" style:font-name-complex="Calibri1"/>
    </style:style>
    <style:style style:name="P8" style:family="paragraph" style:parent-style-name="Standard">
      <style:paragraph-properties fo:line-height="100%" fo:text-align="start" style:justify-single-word="false"/>
      <style:text-properties fo:color="#00b050" style:font-name="Calibri1" fo:font-size="12pt" fo:font-weight="normal" fo:background-color="transparent" style:font-name-asian="Calibri1" style:font-name-complex="Calibri1"/>
    </style:style>
    <style:style style:name="P9" style:family="paragraph" style:parent-style-name="Standard">
      <style:paragraph-properties fo:line-height="100%" fo:text-align="start" style:justify-single-word="false"/>
      <style:text-properties fo:color="#004dbb" style:font-name="Calibri1" fo:font-size="12pt" fo:font-weight="normal" fo:background-color="transparent" style:font-name-asian="Calibri1" style:font-name-complex="Calibri1"/>
    </style:style>
    <style:style style:name="P10" style:family="paragraph" style:parent-style-name="Standard">
      <style:paragraph-properties fo:line-height="100%" fo:text-align="start" style:justify-single-word="false"/>
      <style:text-properties style:use-window-font-color="true" style:font-name="Calibri1" fo:font-size="12pt" fo:font-weight="normal" fo:background-color="transparent" style:font-name-asian="Calibri1" style:font-name-complex="Calibri1"/>
    </style:style>
    <style:style style:name="P11" style:family="paragraph" style:parent-style-name="Standard">
      <style:paragraph-properties fo:line-height="100%" fo:text-align="start" style:justify-single-word="false"/>
      <style:text-properties fo:color="#00b050" style:font-name="Calibri1" fo:font-size="12pt" fo:font-weight="normal" officeooo:rsid="0020fde7" officeooo:paragraph-rsid="0020fde7" fo:background-color="transparent" style:font-name-asian="Calibri1" style:font-name-complex="Calibri1"/>
    </style:style>
    <style:style style:name="T1" style:family="text">
      <style:text-properties style:use-window-font-color="true" style:font-name="Liberation Serif" fo:font-size="2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24pt" fo:font-weight="bold" fo:background-color="transparent" loext:char-shading-value="0" style:font-name-asian="Liberation Serif" style:font-name-complex="Liberation Serif"/>
    </style:style>
    <style:style style:name="T3" style:family="text">
      <style:text-properties style:use-window-font-color="true" style:font-name="Liberation Serif" fo:font-size="14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4"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5" style:family="text">
      <style:text-properties style:use-window-font-color="true" style:font-name="Calibri1" fo:font-size="14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6" style:family="text">
      <style:text-properties style:use-window-font-color="true" style:font-name="Calibri1" fo:font-size="12pt" fo:font-weight="normal" fo:background-color="transparent" loext:char-shading-value="0" style:font-name-asian="Calibri1" style:font-name-complex="Calibri1"/>
    </style:style>
    <style:style style:name="T7" style:family="text">
      <style:text-properties style:use-window-font-color="true" style:font-name="Calibri1" fo:font-size="12pt" fo:font-weight="normal" officeooo:rsid="001b3d4f" fo:background-color="transparent" loext:char-shading-value="0" style:font-name-asian="Calibri1" style:font-name-complex="Calibri1"/>
    </style:style>
    <style:style style:name="T8" style:family="text">
      <style:text-properties fo:color="#ce181e" style:font-name="Liberation Serif" fo:font-size="12pt" fo:font-weight="bold" fo:background-color="transparent" loext:char-shading-value="0" style:font-name-asian="Liberation Serif" style:font-name-complex="Liberation Serif"/>
    </style:style>
    <style:style style:name="T9" style:family="text">
      <style:text-properties fo:color="#ce181e" style:font-name="Calibri1" fo:font-size="12pt" fo:font-weight="bold" fo:background-color="transparent" loext:char-shading-value="0" style:font-name-asian="Calibri1" style:font-name-complex="Calibri1"/>
    </style:style>
    <style:style style:name="T10" style:family="text">
      <style:text-properties fo:color="#ff0000" style:font-name="Calibri1" fo:font-size="12pt" fo:font-weight="normal" fo:background-color="transparent" loext:char-shading-value="0" style:font-name-asian="Calibri1" style:font-name-complex="Calibri1"/>
    </style:style>
    <style:style style:name="T11" style:family="text">
      <style:text-properties fo:color="#00b050" style:font-name="Calibri1" fo:font-size="12pt" fo:font-weight="normal" fo:background-color="transparent" loext:char-shading-value="0" style:font-name-asian="Calibri1" style:font-name-complex="Calibri1"/>
    </style:style>
    <style:style style:name="T12" style:family="text">
      <style:text-properties officeooo:rsid="001b3d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cenariusz </text:span><text:span text:style-name="T2">Wonderful Time</text:span></text:p>
      <text:p text:style-name="P3"/>
      <text:p text:style-name="P2"><text:span text:style-name="T3">Rozdzia</text:span><text:span text:style-name="T5">ł</text:span><text:span text:style-name="T3"> 0: Stw</text:span><text:span text:style-name="T5">ó</text:span><text:span text:style-name="T3">rz swoj</text:span><text:span text:style-name="T5">ą</text:span><text:span text:style-name="T3"> posta</text:span><text:span text:style-name="T5">ć</text:span></text:p>
      <text:p text:style-name="P4"/>
      <text:p text:style-name="P2"><text:span text:style-name="T4">(czarne t</text:span><text:span text:style-name="T6">ł</text:span><text:span text:style-name="T4">o)</text:span></text:p>
      <text:p text:style-name="P4"/>
      <text:p text:style-name="P2"><text:span text:style-name="T4">"Halo? Jest tu kto?"<text:line-break/>"Poczekaj chwil</text:span><text:span text:style-name="T6">ę</text:span><text:span text:style-name="T4">. Kto</text:span><text:span text:style-name="T6">ś</text:span><text:span text:style-name="T4"> tu zgasi</text:span><text:span text:style-name="T6">ł</text:span><text:span text:style-name="T4"> </text:span><text:span text:style-name="T6">ś</text:span><text:span text:style-name="T4">wiat</text:span><text:span text:style-name="T6">ł</text:span><text:span text:style-name="T4">o. O, chyba znalaz</text:span><text:span text:style-name="T6">ł</text:span><text:span text:style-name="T4">em!"</text:span></text:p>
      <text:p text:style-name="P4"/>
      <text:p text:style-name="P2"><text:span text:style-name="T4">(bia</text:span><text:span text:style-name="T6">ł</text:span><text:span text:style-name="T4">e t</text:span><text:span text:style-name="T6">ł</text:span><text:span text:style-name="T4">o)<text:line-break/></text:span></text:p>
      <text:p text:style-name="P2"><text:span text:style-name="T4">obserwator "Nareszcie ci si</text:span><text:span text:style-name="T6">ę</text:span><text:span text:style-name="T4"> uda</text:span><text:span text:style-name="T6">ł</text:span><text:span text:style-name="T4">o! Witaj! Pewnie masz do mnie sporo pyta</text:span><text:span text:style-name="T6">ń</text:span><text:span text:style-name="T4">?"</text:span></text:p>
      <text:p text:style-name="P4"/>
      <text:p text:style-name="P2"><text:span text:style-name="T4">(wybór pozorny) "Kim jeste</text:span><text:span text:style-name="T6">ś</text:span><text:span text:style-name="T4">?" ; "Co to za miejsce?" ; "Kiedy rozpocznie si</text:span><text:span text:style-name="T6">ę</text:span><text:span text:style-name="T4"> gra?"</text:span></text:p>
      <text:p text:style-name="P4"/>
      <text:p text:style-name="P2"><text:span text:style-name="T4">obserwator "Hmm... Zacznijmy mo</text:span><text:span text:style-name="T6">ż</text:span><text:span text:style-name="T4">e od pocz</text:span><text:span text:style-name="T6">ą</text:span><text:span text:style-name="T4">tku. Mo</text:span><text:span text:style-name="T6">ż</text:span><text:span text:style-name="T4">esz nazywa</text:span><text:span text:style-name="T6">ć</text:span><text:span text:style-name="T4"> mnie obserwatorem. Jestem tu po to by wprowadzi</text:span><text:span text:style-name="T6">ć</text:span><text:span text:style-name="T4"> Ci</text:span><text:span text:style-name="T6">ę</text:span><text:span text:style-name="T4"> w ten </text:span><text:span text:style-name="T6">ś</text:span><text:span text:style-name="T4">wiat i obserwowa</text:span><text:span text:style-name="T6">ć</text:span><text:span text:style-name="T4"> Twoje post</text:span><text:span text:style-name="T6">ę</text:span><text:span text:style-name="T4">py. Witaj w (tu b</text:span><text:span text:style-name="T6">ę</text:span><text:span text:style-name="T4">dzie nazwa gry)."</text:span></text:p>
      <text:p text:style-name="P2"><text:span text:style-name="T4">obserwator "To mo</text:span><text:span text:style-name="T6">ż</text:span><text:span text:style-name="T4">e najpierw powiem na czym to b</text:span><text:span text:style-name="T6">ę</text:span><text:span text:style-name="T4">dzie polega</text:span><text:span text:style-name="T6">ć</text:span><text:span text:style-name="T4">."<text:line-break/>obserwator "Ty mój drogi/moja droga (wybacz, nie wzi</text:span><text:span text:style-name="T6">ął</text:span><text:span text:style-name="T4">em ze sob</text:span><text:span text:style-name="T6">ą</text:span><text:span text:style-name="T4"> okular</text:span><text:span text:style-name="T6">ó</text:span><text:span text:style-name="T4">w) b</text:span><text:span text:style-name="T6">ę</text:span><text:span text:style-name="T4">dziesz m</text:span><text:span text:style-name="T6">ó</text:span><text:span text:style-name="T4">g</text:span><text:span text:style-name="T6">ł</text:span><text:span text:style-name="T4"> wcieli</text:span><text:span text:style-name="T6">ć</text:span><text:span text:style-name="T4"> si</text:span><text:span text:style-name="T6">ę</text:span><text:span text:style-name="T4"> w </text:span><text:span text:style-name="T6">ś</text:span><text:span text:style-name="T4">wie</text:span><text:span text:style-name="T6">ż</text:span><text:span text:style-name="T4">o upieczon</text:span><text:span text:style-name="T6">ą</text:span><text:span text:style-name="T4"> studentk</text:span><text:span text:style-name="T6">ę</text:span><text:span text:style-name="T4"> informatyki oraz pokierowa</text:span><text:span text:style-name="T6">ć</text:span><text:span text:style-name="T4"> jej poczynani podczas tego szalonego okresu jakim jest studiowanie."<text:line-break/>obserwator "Wybierz sobie teraz jedn</text:span><text:span text:style-name="T6">ą</text:span><text:span text:style-name="T4"> z trzech dost</text:span><text:span text:style-name="T6">ę</text:span><text:span text:style-name="T4">pnych w grze postaci."</text:span></text:p>
      <text:p text:style-name="P4"/>
      <text:p text:style-name="P6">(wybór postaci i imienia)</text:p>
      <text:p text:style-name="P4"/>
      <text:p text:style-name="P2"><text:span text:style-name="T4">obserwator "Pos</text:span><text:span text:style-name="T6">ł</text:span><text:span text:style-name="T4">uchaj mnie bardzo uwa</text:span><text:span text:style-name="T6">ż</text:span><text:span text:style-name="T4">nie. Nasza [g</text:span><text:span text:style-name="T6">łó</text:span><text:span text:style-name="T4">wnabohaterka] ma swoj</text:span><text:span text:style-name="T6">ą</text:span><text:span text:style-name="T4"> histori</text:span><text:span text:style-name="T6">ę</text:span><text:span text:style-name="T4"> i powody dla kt</text:span><text:span text:style-name="T6">ó</text:span><text:span text:style-name="T4">rych zaczyna swoj</text:span><text:span text:style-name="T6">ą</text:span><text:span text:style-name="T4"> przygod</text:span><text:span text:style-name="T6">ę</text:span><text:span text:style-name="T4"> z informatyk</text:span><text:span text:style-name="T6">ą</text:span><text:span text:style-name="T4">, ale to od Ciebie m</text:span><text:span text:style-name="T6">ó</text:span><text:span text:style-name="T4">j graczu zale</text:span><text:span text:style-name="T6">ż</text:span><text:span text:style-name="T4">y jak jej p</text:span><text:span text:style-name="T6">ó</text:span><text:span text:style-name="T4">jdzie."</text:span></text:p>
      <text:p text:style-name="P2"><text:span text:style-name="T4">obserwator "Wyk</text:span><text:span text:style-name="T6">ł</text:span><text:span text:style-name="T4">ady, stosunki z r</text:span><text:span text:style-name="T6">ó</text:span><text:span text:style-name="T4">wie</text:span><text:span text:style-name="T6">ś</text:span><text:span text:style-name="T4">nikami, zabawy w akademiku, nauka i egzaminy... to wszystko jest w Twoich r</text:span><text:span text:style-name="T6">ę</text:span><text:span text:style-name="T4">kach. Za pomoc</text:span><text:span text:style-name="T6">ą</text:span><text:span text:style-name="T4"> Twoich decyzji i postanowie</text:span><text:span text:style-name="T6">ń</text:span><text:span text:style-name="T4"> ta rozgrywka i przygody naszej bohaterki b</text:span><text:span text:style-name="T6">ę</text:span><text:span text:style-name="T4">d</text:span><text:span text:style-name="T6">ą</text:span><text:span text:style-name="T4"> coraz bardziej intryguj</text:span><text:span text:style-name="T6">ą</text:span><text:span text:style-name="T4">ce."<text:line-break/>obserwator "Jakkolwiek zdecydujesz mam nadziej</text:span><text:span text:style-name="T6">ę</text:span><text:span text:style-name="T4">, </text:span><text:span text:style-name="T6">ż</text:span><text:span text:style-name="T4">e [g</text:span><text:span text:style-name="T6">łó</text:span><text:span text:style-name="T4">wnabohaterka] b</text:span><text:span text:style-name="T6">ę</text:span><text:span text:style-name="T4">dzie szcz</text:span><text:span text:style-name="T6">ęś</text:span><text:span text:style-name="T4">liwa i zmotywowana do rozwijania samej siebie"<text:line-break/>obserwator "Nie przed</text:span><text:span text:style-name="T6">ł</text:span><text:span text:style-name="T4">u</text:span><text:span text:style-name="T6">ż</text:span><text:span text:style-name="T4">ajmy wi</text:span><text:span text:style-name="T6">ę</text:span><text:span text:style-name="T4">c. Nasza bohaterka czeka na Ciebie. My pewnie si</text:span><text:span text:style-name="T6">ę</text:span><text:span text:style-name="T4"> jeszcze zobaczymy. Wejd</text:span><text:span text:style-name="T6">ź</text:span><text:span text:style-name="T4"> do </text:span><text:span text:style-name="T6">ś</text:span><text:span text:style-name="T4">wiata Wonderful Time."</text:span></text:p>
      <text:p text:style-name="P2"><text:span text:style-name="T8">g</text:span><text:span text:style-name="T9">łó</text:span><text:span text:style-name="T8">wnabohaterka</text:span><text:span text:style-name="T4"> "Cze</text:span><text:span text:style-name="T6">ść</text:span><text:span text:style-name="T4">, mam nadzieje, </text:span><text:span text:style-name="T6">ż</text:span><text:span text:style-name="T4">e b</text:span><text:span text:style-name="T6">ę</text:span><text:span text:style-name="T4">dzie Ci si</text:span><text:span text:style-name="T6">ę</text:span><text:span text:style-name="T4"> fajnie mn</text:span><text:span text:style-name="T6">ą</text:span><text:span text:style-name="T4"> gra</text:span><text:span text:style-name="T6">ł</text:span><text:span text:style-name="T4">o."<text:line-break/></text:span><text:span text:style-name="T8">g</text:span><text:span text:style-name="T9">łó</text:span><text:span text:style-name="T8">wnabohaterka</text:span><text:span text:style-name="T4"> "Powodzenia."</text:span></text:p>
      <text:p text:style-name="P4"/>
      <text:p text:style-name="P2"><text:span text:style-name="T3">Rozdzia</text:span><text:span text:style-name="T5">ł</text:span><text:span text:style-name="T3"> 1: Pierwszy dzie</text:span><text:span text:style-name="T5">ń</text:span><text:span text:style-name="T3"> na studiach</text:span></text:p>
      <text:p text:style-name="P4"/>
      <text:p text:style-name="P4"/>
      <text:p text:style-name="P2"><text:span text:style-name="T4">ojciec "Kochanie, obud</text:span><text:span text:style-name="T6">ź</text:span><text:span text:style-name="T4"> si</text:span><text:span text:style-name="T6">ę</text:span><text:span text:style-name="T4">, ju</text:span><text:span text:style-name="T6">ż</text:span><text:span text:style-name="T4"> 8"</text:span></text:p>
      <text:p text:style-name="P4"/>
      <text:p text:style-name="P2"><text:span text:style-name="T4">(wybór) "</text:span><text:span text:style-name="T6">Ś</text:span><text:span text:style-name="T4">pij dalej" ; "Obud</text:span><text:span text:style-name="T6">ź</text:span><text:span text:style-name="T4"> si</text:span><text:span text:style-name="T6">ę</text:span><text:span text:style-name="T4">" (od razu do obudzona skaczesz)</text:span></text:p>
      <text:p text:style-name="P4"/>
      <text:p text:style-name="P2"><text:span text:style-name="T4">(</text:span><text:span text:style-name="T6">ś</text:span><text:span text:style-name="T4">pisz dalej) </text:span></text:p>
      <text:p text:style-name="P4"/>
      <text:p text:style-name="P2"><text:span text:style-name="T4">ojciec "[g</text:span><text:span text:style-name="T6">łó</text:span><text:span text:style-name="T4">wnabohaterka] wstawaj, nie chcemy przecie</text:span><text:span text:style-name="T6">ż</text:span><text:span text:style-name="T4"> si</text:span><text:span text:style-name="T6">ę</text:span><text:span text:style-name="T4"> sp</text:span><text:span text:style-name="T6">óź</text:span><text:span text:style-name="T4">ni</text:span><text:span text:style-name="T6">ć</text:span><text:span text:style-name="T4">."</text:span></text:p>
      <text:p text:style-name="P4"/>
      <text:p text:style-name="P2"><text:soft-page-break/><text:span text:style-name="T4">(wybór) "</text:span><text:span text:style-name="T6">Ś</text:span><text:span text:style-name="T4">pij dalej" ; "Obud</text:span><text:span text:style-name="T6">ź</text:span><text:span text:style-name="T4"> si</text:span><text:span text:style-name="T6">ę</text:span><text:span text:style-name="T4">"</text:span></text:p>
      <text:p text:style-name="P2"><text:span text:style-name="T4">(</text:span><text:span text:style-name="T6">ś</text:span><text:span text:style-name="T4">pisz dalej)</text:span></text:p>
      <text:p text:style-name="P4"/>
      <text:p text:style-name="P2"><text:span text:style-name="T4">(odg</text:span><text:span text:style-name="T6">ł</text:span><text:span text:style-name="T4">os wylanej wody)<text:line-break/>ojciec "Wstajemy!!!"<text:line-break/></text:span><text:span text:style-name="T8">g</text:span><text:span text:style-name="T9">łó</text:span><text:span text:style-name="T8">wnabohaterka</text:span><text:span text:style-name="T4"> "Tato, co ty zrobi</text:span><text:span text:style-name="T6">ł</text:span><text:span text:style-name="T4">e</text:span><text:span text:style-name="T6">ś</text:span><text:span text:style-name="T4">?!"<text:line-break/>ojciec "Wybacz m</text:span><text:span text:style-name="T6">ł</text:span><text:span text:style-name="T4">oda panno, ale nie da</text:span><text:span text:style-name="T6">ł</text:span><text:span text:style-name="T4">a</text:span><text:span text:style-name="T6">ś</text:span><text:span text:style-name="T4"> mi wyboru, biegiem do </text:span><text:span text:style-name="T6">ł</text:span><text:span text:style-name="T4">azienki."</text:span></text:p>
      <text:p text:style-name="P4"/>
      <text:p text:style-name="P6">(obudzona)</text:p>
      <text:p text:style-name="P4"/>
      <text:p text:style-name="P2"><text:span text:style-name="T4">ojciec "Wygl</text:span><text:span text:style-name="T6">ą</text:span><text:span text:style-name="T4">dasz </text:span><text:span text:style-name="T6">ś</text:span><text:span text:style-name="T4">licznie c</text:span><text:span text:style-name="T6">ó</text:span><text:span text:style-name="T4">reczko, gdyby tylko mama mog</text:span><text:span text:style-name="T6">ł</text:span><text:span text:style-name="T4">a Ci</text:span><text:span text:style-name="T6">ę</text:span><text:span text:style-name="T4"> zobaczy</text:span><text:span text:style-name="T6">ć</text:span><text:span text:style-name="T4">."</text:span></text:p>
      <text:p text:style-name="P4"/>
      <text:p text:style-name="P2"><text:span text:style-name="T4">(wybór) <text:s/>(1) "Tato, przesta</text:span><text:span text:style-name="T6">ń</text:span><text:span text:style-name="T4">. Naprawd</text:span><text:span text:style-name="T6">ę</text:span><text:span text:style-name="T4"> nie lubi</text:span><text:span text:style-name="T6">ę</text:span><text:span text:style-name="T4"> jak tak m</text:span><text:span text:style-name="T6">ó</text:span><text:span text:style-name="T4">wisz." ; <text:s/>(2) "Dzi</text:span><text:span text:style-name="T6">ę</text:span><text:span text:style-name="T4">kuje tato, te</text:span><text:span text:style-name="T6">ż</text:span><text:span text:style-name="T4"> chcia</text:span><text:span text:style-name="T6">ł</text:span><text:span text:style-name="T4">abym aby mama z nami by</text:span><text:span text:style-name="T6">ł</text:span><text:span text:style-name="T4">a." ; <text:s/>(3) "…"</text:span></text:p>
      <text:p text:style-name="P4"/>
      <text:p text:style-name="P6">(1)</text:p>
      <text:p text:style-name="P4"/>
      <text:p text:style-name="P2"><text:span text:style-name="T4">ojciec "Wiesz, </text:span><text:span text:style-name="T6">ż</text:span><text:span text:style-name="T4">e nie potrafi</text:span><text:span text:style-name="T6">ę</text:span><text:span text:style-name="T4"> kry</text:span><text:span text:style-name="T6">ć</text:span><text:span text:style-name="T4"> si</text:span><text:span text:style-name="T6">ę</text:span><text:span text:style-name="T4"> z uczuciami." (i skaczemy do 2 i 3)</text:span></text:p>
      <text:p text:style-name="P4"/>
      <text:p text:style-name="P6">(2,3)</text:p>
      <text:p text:style-name="P4"/>
      <text:p text:style-name="P2"><text:span text:style-name="T4">ojciec "Zjesz mo</text:span><text:span text:style-name="T6">ż</text:span><text:span text:style-name="T4">e co</text:span><text:span text:style-name="T6">ś</text:span><text:span text:style-name="T4"> przed uroczysto</text:span><text:span text:style-name="T6">ś</text:span><text:span text:style-name="T4">ci</text:span><text:span text:style-name="T6">ą</text:span><text:span text:style-name="T4">?"</text:span></text:p>
      <text:p text:style-name="P4"/>
      <text:p text:style-name="P6">(wybór) <text:s/>(1) "Jesz" (2) „Nie jesz”</text:p>
      <text:p text:style-name="P4"/>
      <text:p text:style-name="P6">(1)</text:p>
      <text:p text:style-name="P4"/>
      <text:p text:style-name="P2"><text:span text:style-name="T8">g</text:span><text:span text:style-name="T9">łó</text:span><text:span text:style-name="T8">wnabohaterka</text:span><text:span text:style-name="T4"> "W sumie zjad</text:span><text:span text:style-name="T6">ł</text:span><text:span text:style-name="T4">abym co</text:span><text:span text:style-name="T6">ś</text:span><text:span text:style-name="T4">..."<text:line-break/>ojciec "To sobie co</text:span><text:span text:style-name="T6">ś</text:span><text:span text:style-name="T4"> zrobisz, ja id</text:span><text:span text:style-name="T6">ę</text:span><text:span text:style-name="T4"> zaraz do pracy."</text:span></text:p>
      <text:p text:style-name="P4"/>
      <text:p text:style-name="P6">(2)</text:p>
      <text:p text:style-name="P4"/>
      <text:p text:style-name="P2"><text:span text:style-name="T8">g</text:span><text:span text:style-name="T9">łó</text:span><text:span text:style-name="T8">wnabohaterka</text:span><text:span text:style-name="T4"> "Nie, dzi</text:span><text:span text:style-name="T6">ę</text:span><text:span text:style-name="T4">ki, zjem co</text:span><text:span text:style-name="T6">ś</text:span><text:span text:style-name="T4"> jak wr</text:span><text:span text:style-name="T6">ó</text:span><text:span text:style-name="T4">c</text:span><text:span text:style-name="T6">ę</text:span><text:span text:style-name="T4">."<text:line-break/>ojciec "We</text:span><text:span text:style-name="T6">ź</text:span><text:span text:style-name="T4"> troch</text:span><text:span text:style-name="T6">ę</text:span><text:span text:style-name="T4"> pieni</text:span><text:span text:style-name="T6">ę</text:span><text:span text:style-name="T4">dzy i zjedz co</text:span><text:span text:style-name="T6">ś</text:span><text:span text:style-name="T4"> na mie</text:span><text:span text:style-name="T6">ś</text:span><text:span text:style-name="T4">cie. Dzisiaj p</text:span><text:span text:style-name="T6">óź</text:span><text:span text:style-name="T4">no wr</text:span><text:span text:style-name="T6">ó</text:span><text:span text:style-name="T4">c</text:span><text:span text:style-name="T6">ę</text:span><text:span text:style-name="T4">, a lod</text:span><text:span text:style-name="T6">ó</text:span><text:span text:style-name="T4">wka pusta."</text:span></text:p>
      <text:p text:style-name="P4"/>
      <text:p text:style-name="P6">(kontynuacja)</text:p>
      <text:p text:style-name="P4"/>
      <text:p text:style-name="P2"><text:span text:style-name="T4">ojciec "Oj, jestem taki dumny, moja ma</text:span><text:span text:style-name="T6">ł</text:span><text:span text:style-name="T4">a c</text:span><text:span text:style-name="T6">ó</text:span><text:span text:style-name="T4">reczka idzie si</text:span><text:span text:style-name="T6">ę</text:span><text:span text:style-name="T4"> uczy</text:span><text:span text:style-name="T6">ć</text:span><text:span text:style-name="T4">. Mam nadzieje, </text:span><text:span text:style-name="T6">ż</text:span><text:span text:style-name="T4">e poznasz tam grzecznych i pouk</text:span><text:span text:style-name="T6">ł</text:span><text:span text:style-name="T4">adanych ludzi. Studia na [hate_u] to jedna z najlepszych opcji dla rozwoju przysz</text:span><text:span text:style-name="T6">ł</text:span><text:span text:style-name="T4">ych programist</text:span><text:span text:style-name="T6">ó</text:span><text:span text:style-name="T4">w."</text:span></text:p>
      <text:p text:style-name="P4"/>
      <text:p text:style-name="P2"><text:span text:style-name="T4">(wybór) (1) "Bez przesady tato, to tylko immatrykulacja, troch</text:span><text:span text:style-name="T6">ę</text:span><text:span text:style-name="T4"> posiedz</text:span><text:span text:style-name="T6">ę</text:span><text:span text:style-name="T4"> i wr</text:span><text:span text:style-name="T6">ó</text:span><text:span text:style-name="T4">c</text:span><text:span text:style-name="T6">ę</text:span><text:span text:style-name="T4"> do domu." ; <text:s text:c="7"/><text:tab/>(2) "Prawda, jednak wola</text:span><text:span text:style-name="T6">ł</text:span><text:span text:style-name="T4">abym dosta</text:span><text:span text:style-name="T6">ć</text:span><text:span text:style-name="T4"> si</text:span><text:span text:style-name="T6">ę</text:span><text:span text:style-name="T4"> na [love_u]. To najlepsza uczelnia w kraju."</text:span></text:p>
      <text:p text:style-name="P4"/>
      <text:p text:style-name="P6">(1)</text:p>
      <text:p text:style-name="P4"/>
      <text:p text:style-name="P2"><text:span text:style-name="T4">ojciec "Mo</text:span><text:span text:style-name="T6">ż</text:span><text:span text:style-name="T4">esz mi wierzy</text:span><text:span text:style-name="T6">ć</text:span><text:span text:style-name="T4"> s</text:span><text:span text:style-name="T6">ł</text:span><text:span text:style-name="T4">onko, ale czuj</text:span><text:span text:style-name="T6">ę</text:span><text:span text:style-name="T4">, </text:span><text:span text:style-name="T6">ż</text:span><text:span text:style-name="T4">e to nie b</text:span><text:span text:style-name="T6">ę</text:span><text:span text:style-name="T4">dzie zwyk</text:span><text:span text:style-name="T6">ł</text:span><text:span text:style-name="T4">a uroczysto</text:span><text:span text:style-name="T6">ść</text:span><text:span text:style-name="T4">"</text:span></text:p>
      <text:p text:style-name="P4"/>
      <text:p text:style-name="P6">(2)</text:p>
      <text:p text:style-name="P4"/>
      <text:p text:style-name="P2"><text:span text:style-name="T4">ojciec "Ostatnimi czasy ma do</text:span><text:span text:style-name="T6">ść</text:span><text:span text:style-name="T4"> s</text:span><text:span text:style-name="T6">ł</text:span><text:span text:style-name="T4">ab</text:span><text:span text:style-name="T6">ą</text:span><text:span text:style-name="T4"> reputacj</text:span><text:span text:style-name="T6">ę</text:span><text:span text:style-name="T4">. Znam tych ludzi, dobrze si</text:span><text:span text:style-name="T6">ę</text:span><text:span text:style-name="T4"> sta</text:span><text:span text:style-name="T6">ł</text:span><text:span text:style-name="T4">o, </text:span><text:span text:style-name="T6">ż</text:span><text:span text:style-name="T4">e dosta</text:span><text:span text:style-name="T6">ł</text:span><text:span text:style-name="T4">a</text:span><text:span text:style-name="T6">ś</text:span><text:span text:style-name="T4"> si</text:span><text:span text:style-name="T6">ę</text:span><text:span text:style-name="T4"> </text:span><text:soft-page-break/><text:span text:style-name="T4">jednak tutaj. Uczelnia jest w naszym mie</text:span><text:span text:style-name="T6">ś</text:span><text:span text:style-name="T4">cie i dodatkowo jest pe</text:span><text:span text:style-name="T6">ł</text:span><text:span text:style-name="T4">na wielu warto</text:span><text:span text:style-name="T6">ś</text:span><text:span text:style-name="T4">ciowych specjalist</text:span><text:span text:style-name="T6">ó</text:span><text:span text:style-name="T4">w."</text:span></text:p>
      <text:p text:style-name="P6">(kontynuacja)</text:p>
      <text:p text:style-name="P4"/>
      <text:p text:style-name="P2"><text:span text:style-name="T4">ojciec "Zapami</text:span><text:span text:style-name="T6">ę</text:span><text:span text:style-name="T4">taj, [g</text:span><text:span text:style-name="T6">łó</text:span><text:span text:style-name="T4">wnabohaterka]. Ciesz</text:span><text:span text:style-name="T6">ę</text:span><text:span text:style-name="T4"> si</text:span><text:span text:style-name="T6">ę</text:span><text:span text:style-name="T4"> </text:span><text:span text:style-name="T6">ż</text:span><text:span text:style-name="T4">e jeste</text:span><text:span text:style-name="T6">ś</text:span><text:span text:style-name="T4"> bardzo ambitna i chcesz i</text:span><text:span text:style-name="T6">ść</text:span><text:span text:style-name="T4"> w moje </text:span><text:span text:style-name="T6">ś</text:span><text:span text:style-name="T4">lady. Jestem z ciebie taki dumny..."<text:line-break/>ojciec "Studia to najlepszy okres </text:span><text:span text:style-name="T6">ż</text:span><text:span text:style-name="T4">ycia, wykorzystaj to!"</text:span></text:p>
      <text:p text:style-name="P4"/>
      <text:p text:style-name="P2"><text:span text:style-name="T4">(wybór pozorny) "Nie martw si</text:span><text:span text:style-name="T6">ę</text:span><text:span text:style-name="T4"> tato, dam sobie rad</text:span><text:span text:style-name="T6">ę</text:span><text:span text:style-name="T4">, nie sprawi</text:span><text:span text:style-name="T6">ę</text:span><text:span text:style-name="T4"> Ci zawodu" ; "Dam rad</text:span><text:span text:style-name="T6">ę</text:span><text:span text:style-name="T4">, poka</text:span><text:span text:style-name="T6">żę</text:span><text:span text:style-name="T4"> im wszystkim na co mnie sta</text:span><text:span text:style-name="T6">ć</text:span><text:span text:style-name="T4">"</text:span></text:p>
      <text:p text:style-name="P4"/>
      <text:p text:style-name="P2"><text:span text:style-name="T4">ojciec "O to akurat najmniej si</text:span><text:span text:style-name="T6">ę</text:span><text:span text:style-name="T4"> martwi</text:span><text:span text:style-name="T6">ę</text:span><text:span text:style-name="T4">, le</text:span><text:span text:style-name="T6">ć</text:span><text:span text:style-name="T4"> ju</text:span><text:span text:style-name="T6">ż</text:span><text:span text:style-name="T4">, bo si</text:span><text:span text:style-name="T6">ę</text:span><text:span text:style-name="T4"> sp</text:span><text:span text:style-name="T6">óź</text:span><text:span text:style-name="T4">nisz. Mi</text:span><text:span text:style-name="T6">ł</text:span><text:span text:style-name="T4">ego dnia."</text:span></text:p>
      <text:p text:style-name="P4"/>
      <text:p text:style-name="P2"><text:span text:style-name="T4">(czarne t</text:span><text:span text:style-name="T6">ł</text:span><text:span text:style-name="T4">o, bia</text:span><text:span text:style-name="T6">ł</text:span><text:span text:style-name="T4">y napis: </text:span><text:span text:style-name="T6">„</text:span><text:span text:style-name="T4">Uczelnia - godzina 10</text:span><text:span text:style-name="T6">”</text:span><text:span text:style-name="T4">)</text:span></text:p>
      <text:p text:style-name="P4"/>
      <text:p text:style-name="P2"><text:span text:style-name="T8">g</text:span><text:span text:style-name="T9">łó</text:span><text:span text:style-name="T8">wnabohaterka</text:span><text:span text:style-name="T4"> "Mam jeszcze 15 minut, tempo mam dobre. Ca</text:span><text:span text:style-name="T6">ł</text:span><text:span text:style-name="T4">e szcz</text:span><text:span text:style-name="T6">ęś</text:span><text:span text:style-name="T4">cie to mam w miar</text:span><text:span text:style-name="T6">ę</text:span><text:span text:style-name="T4"> blisko tutaj."<text:line-break/></text:span><text:span text:style-name="T8">g</text:span><text:span text:style-name="T9">łó</text:span><text:span text:style-name="T8">wnabohaterka</text:span><text:span text:style-name="T4"> "Nawet </text:span><text:span text:style-name="T6">ł</text:span><text:span text:style-name="T4">adny ten budynek. Co prawda nie umywa si</text:span><text:span text:style-name="T6">ę</text:span><text:span text:style-name="T4"> do [love_u], ale ten wygl</text:span><text:span text:style-name="T6">ą</text:span><text:span text:style-name="T4">da na bardziej zadbany."<text:line-break/></text:span><text:span text:style-name="T8">g</text:span><text:span text:style-name="T9">łó</text:span><text:span text:style-name="T8">wnabohaterka</text:span><text:span text:style-name="T4"> "Zapomnij o [love_u], [g</text:span><text:span text:style-name="T6">łó</text:span><text:span text:style-name="T4">wnabohaterka]. Musisz wzi</text:span><text:span text:style-name="T6">ąć</text:span><text:span text:style-name="T4"> to co da</text:span><text:span text:style-name="T6">ł</text:span><text:span text:style-name="T4">o ci </text:span><text:span text:style-name="T6">ż</text:span><text:span text:style-name="T4">ycie. Je</text:span><text:span text:style-name="T6">ś</text:span><text:span text:style-name="T4">li dobrze Ci p</text:span><text:span text:style-name="T6">ó</text:span><text:span text:style-name="T4">jdzie to b</text:span><text:span text:style-name="T6">ę</text:span><text:span text:style-name="T4">dziesz mog</text:span><text:span text:style-name="T6">ł</text:span><text:span text:style-name="T4">a zrobi</text:span><text:span text:style-name="T6">ć</text:span><text:span text:style-name="T4"> magisterk</text:span><text:span text:style-name="T6">ę</text:span><text:span text:style-name="T4"> na [love_u]. Skup si</text:span><text:span text:style-name="T6">ę</text:span><text:span text:style-name="T4"> na tym co jest tu i teraz."<text:line-break/></text:span><text:span text:style-name="T8">g</text:span><text:span text:style-name="T9">łó</text:span><text:span text:style-name="T8">wnabohaterka</text:span><text:span text:style-name="T4"> "Przedstawienie czas zacz</text:span><text:span text:style-name="T6">ąć</text:span><text:span text:style-name="T4">. B</text:span><text:span text:style-name="T6">ą</text:span><text:span text:style-name="T4">d</text:span><text:span text:style-name="T6">ź</text:span><text:span text:style-name="T4"> zdecydowana i dumna."</text:span></text:p>
      <text:p text:style-name="P4"/>
      <text:p text:style-name="P2"><text:span text:style-name="T4">(wyciemniony ekran, d</text:span><text:span text:style-name="T6">ź</text:span><text:span text:style-name="T4">wi</text:span><text:span text:style-name="T6">ę</text:span><text:span text:style-name="T4">k otwierania drzwi)</text:span></text:p>
      <text:p text:style-name="P2"><text:span text:style-name="T4">(czarne t</text:span><text:span text:style-name="T6">ł</text:span><text:span text:style-name="T4">o, napis: immatrykulacja uczelnia hate_u)</text:span></text:p>
      <text:p text:style-name="P2"><text:span text:style-name="T4">(wn</text:span><text:span text:style-name="T6">ę</text:span><text:span text:style-name="T4">trze sali wyk</text:span><text:span text:style-name="T6">ł</text:span><text:span text:style-name="T4">adowej, g</text:span><text:span text:style-name="T6">ł</text:span><text:span text:style-name="T4">os gwary)</text:span></text:p>
      <text:p text:style-name="P4"/>
      <text:p text:style-name="P2"><text:span text:style-name="T8">g</text:span><text:span text:style-name="T9">łó</text:span><text:span text:style-name="T8">wnabohaterka</text:span><text:span text:style-name="T4"> "Wow, tylu ludzi w jednym miejscu na </text:span><text:span text:style-name="T6">ż</text:span><text:span text:style-name="T4">ywo jeszcze nie widzia</text:span><text:span text:style-name="T6">ł</text:span><text:span text:style-name="T4">am."<text:line-break/></text:span><text:span text:style-name="T8">g</text:span><text:span text:style-name="T9">łó</text:span><text:span text:style-name="T8">wnabohaterka</text:span><text:span text:style-name="T4"> "Ka</text:span><text:span text:style-name="T6">ż</text:span><text:span text:style-name="T4">dy z nich ma swoje cele i ambicje, ka</text:span><text:span text:style-name="T6">ż</text:span><text:span text:style-name="T4">dy ma inny pow</text:span><text:span text:style-name="T6">ó</text:span><text:span text:style-name="T4">d dla kt</text:span><text:span text:style-name="T6">ó</text:span><text:span text:style-name="T4">rego si</text:span><text:span text:style-name="T6">ę</text:span><text:span text:style-name="T4"> tutaj znalaz</text:span><text:span text:style-name="T6">ł</text:span><text:span text:style-name="T4">. Oni wszyscy s</text:span><text:span text:style-name="T6">ą</text:span><text:span text:style-name="T4"> moj</text:span><text:span text:style-name="T6">ą</text:span><text:span text:style-name="T4"> przysz</text:span><text:span text:style-name="T6">łą</text:span><text:span text:style-name="T4"> konkurencj</text:span><text:span text:style-name="T6">ą</text:span><text:span text:style-name="T4"> na rynku pracy."</text:span></text:p>
      <text:p text:style-name="P2"><text:span text:style-name="T8">g</text:span><text:span text:style-name="T9">łó</text:span><text:span text:style-name="T8">wnabohaterka</text:span><text:span text:style-name="T4"> "Chcia</text:span><text:span text:style-name="T6">ł</text:span><text:span text:style-name="T4">abym mie</text:span><text:span text:style-name="T6">ć</text:span><text:span text:style-name="T4"> jaki</text:span><text:span text:style-name="T6">ś</text:span><text:span text:style-name="T4"> znajomych. Wi</text:span><text:span text:style-name="T6">ę</text:span><text:span text:style-name="T4">kszo</text:span><text:span text:style-name="T6">ść</text:span><text:span text:style-name="T4"> moich koleg</text:span><text:span text:style-name="T6">ó</text:span><text:span text:style-name="T4">w i kole</text:span><text:span text:style-name="T6">ż</text:span><text:span text:style-name="T4">anek wyjecha</text:span><text:span text:style-name="T6">ł</text:span><text:span text:style-name="T4">o z miasta albo z kraju."<text:line-break/></text:span><text:span text:style-name="T8">g</text:span><text:span text:style-name="T9">łó</text:span><text:span text:style-name="T8">wnabohaterka</text:span><text:span text:style-name="T4"> "Czy serio potrzebuje kogo</text:span><text:span text:style-name="T6">ś</text:span><text:span text:style-name="T4"> mie</text:span><text:span text:style-name="T6">ć</text:span><text:span text:style-name="T4">? Czy nie powinnam skupi</text:span><text:span text:style-name="T6">ć</text:span><text:span text:style-name="T4"> si</text:span><text:span text:style-name="T6">ę</text:span><text:span text:style-name="T4"> na w</text:span><text:span text:style-name="T6">ł</text:span><text:span text:style-name="T4">asnej karierze? Ojciec chyba ma racj</text:span><text:span text:style-name="T6">ę</text:span><text:span text:style-name="T4">, nie mog</text:span><text:span text:style-name="T6">ę</text:span><text:span text:style-name="T4"> zmarnowa</text:span><text:span text:style-name="T6">ć</text:span><text:span text:style-name="T4"> tego czasu, kt</text:span><text:span text:style-name="T6">ó</text:span><text:span text:style-name="T4">ry mam. B</text:span><text:span text:style-name="T6">ę</text:span><text:span text:style-name="T4">dziesz ze mnie dumny tato i... mamo. "</text:span></text:p>
      <text:p text:style-name="P4"/>
      <text:p text:style-name="P2"><text:span text:style-name="T4">(podnios</text:span><text:span text:style-name="T6">ł</text:span><text:span text:style-name="T4">a muzyka)</text:span></text:p>
      <text:p text:style-name="P4"/>
      <text:p text:style-name="P2"><text:span text:style-name="T4">dziekan "Witam </text:span><text:span text:style-name="T6">ś</text:span><text:span text:style-name="T4">wie</text:span><text:span text:style-name="T6">ż</text:span><text:span text:style-name="T4">o upieczonych student</text:span><text:span text:style-name="T6">ó</text:span><text:span text:style-name="T4">w. Nazywam si</text:span><text:span text:style-name="T6">ę</text:span><text:span text:style-name="T4"> prof. Roman Kosior i jestem dziekanem Wydzia</text:span><text:span text:style-name="T6">ł</text:span><text:span text:style-name="T4">u Informatycznego."<text:line-break/>dziekan "Nasza uczelnia z roku na rok dok</text:span><text:span text:style-name="T6">ł</text:span><text:span text:style-name="T4">ada stara</text:span><text:span text:style-name="T6">ń</text:span><text:span text:style-name="T4"> by ka</text:span><text:span text:style-name="T6">ż</text:span><text:span text:style-name="T4">dy jej absolwent dumnie nas reprezentowa</text:span><text:span text:style-name="T6">ł</text:span><text:span text:style-name="T4"> poza murami tej instytucji."<text:line-break/>dziekan "Wiem, </text:span><text:span text:style-name="T6">ż</text:span><text:span text:style-name="T4">e ka</text:span><text:span text:style-name="T6">ż</text:span><text:span text:style-name="T4">de z was jest bardzo ambitne i chce jak najlepiej wykorzysta</text:span><text:span text:style-name="T6">ć</text:span><text:span text:style-name="T4"> ten wspania</text:span><text:span text:style-name="T6">ł</text:span><text:span text:style-name="T4">y czas do samodoskonalenia. Pami</text:span><text:span text:style-name="T6">ę</text:span><text:span text:style-name="T4">tajcie te</text:span><text:span text:style-name="T6">ż</text:span><text:span text:style-name="T4">, </text:span><text:span text:style-name="T6">ż</text:span><text:span text:style-name="T4">e mimo si</text:span><text:span text:style-name="T6">ł</text:span><text:span text:style-name="T4">y jednostki czasami trzeba po</text:span><text:span text:style-name="T6">łą</text:span><text:span text:style-name="T4">czy</text:span><text:span text:style-name="T6">ć</text:span><text:span text:style-name="T4"> si</text:span><text:span text:style-name="T6">ł</text:span><text:span text:style-name="T4">y z innymi by osi</text:span><text:span text:style-name="T6">ą</text:span><text:span text:style-name="T4">gn</text:span><text:span text:style-name="T6">ąć</text:span><text:span text:style-name="T4"> dany cel."<text:line-break/>dziekan "Oczywi</text:span><text:span text:style-name="T6">ś</text:span><text:span text:style-name="T4">cie moje s</text:span><text:span text:style-name="T6">ł</text:span><text:span text:style-name="T4">owa nie dotyczn</text:span><text:span text:style-name="T6">ą</text:span><text:span text:style-name="T4"> </text:span><text:span text:style-name="T6">ś</text:span><text:span text:style-name="T4">ci</text:span><text:span text:style-name="T6">ą</text:span><text:span text:style-name="T4">gania"<text:line-break/> </text:span></text:p>
      <text:p text:style-name="P2"><text:span text:style-name="T4">(d</text:span><text:span text:style-name="T6">ź</text:span><text:span text:style-name="T4">wi</text:span><text:span text:style-name="T6">ę</text:span><text:span text:style-name="T4">k </text:span><text:span text:style-name="T6">ś</text:span><text:span text:style-name="T4">miechu masowego)</text:span></text:p>
      <text:p text:style-name="P2"><text:span text:style-name="T4"><text:line-break/></text:span><text:soft-page-break/><text:span text:style-name="T4">dziekan "Nie bójcie si</text:span><text:span text:style-name="T6">ę</text:span><text:span text:style-name="T4"> nawi</text:span><text:span text:style-name="T6">ą</text:span><text:span text:style-name="T4">zywa</text:span><text:span text:style-name="T6">ć</text:span><text:span text:style-name="T4"> nowych kontakt</text:span><text:span text:style-name="T6">ó</text:span><text:span text:style-name="T4">w i pomaga</text:span><text:span text:style-name="T6">ć</text:span><text:span text:style-name="T4"> sobie wzajemnie. Wierz</text:span><text:span text:style-name="T6">ę</text:span><text:span text:style-name="T4">, </text:span><text:span text:style-name="T6">ż</text:span><text:span text:style-name="T4">e mnie nie zawiedziecie i ka</text:span><text:span text:style-name="T6">ż</text:span><text:span text:style-name="T4">de z was b</text:span><text:span text:style-name="T6">ę</text:span><text:span text:style-name="T4">dzie mog</text:span><text:span text:style-name="T6">ł</text:span><text:span text:style-name="T4">o pochwali</text:span><text:span text:style-name="T6">ć</text:span><text:span text:style-name="T4"> si</text:span><text:span text:style-name="T6">ę</text:span><text:span text:style-name="T4"> dyplomem uko</text:span><text:span text:style-name="T6">ń</text:span><text:span text:style-name="T4">czenia naszej plac</text:span><text:span text:style-name="T6">ó</text:span><text:span text:style-name="T4">wki. Teraz ka</text:span><text:span text:style-name="T6">ż</text:span><text:span text:style-name="T4">dy kierunek b</text:span><text:span text:style-name="T6">ę</text:span><text:span text:style-name="T4">dzie mia</text:span><text:span text:style-name="T6">ł</text:span><text:span text:style-name="T4"> rozmow</text:span><text:span text:style-name="T6">ę</text:span><text:span text:style-name="T4"> ze swoim opiekunem, kt</text:span><text:span text:style-name="T6">ó</text:span><text:span text:style-name="T4">ry om</text:span><text:span text:style-name="T6">ó</text:span><text:span text:style-name="T4">wi najwa</text:span><text:span text:style-name="T6">ż</text:span><text:span text:style-name="T4">niejsze elementy waszej przysz</text:span><text:span text:style-name="T6">ł</text:span><text:span text:style-name="T4">ej nauki. Do zobaczenia na zaj</text:span><text:span text:style-name="T6">ę</text:span><text:span text:style-name="T4">ciach."</text:span></text:p>
      <text:p text:style-name="P6"/>
      <text:p text:style-name="P5">Komunikat <text:span text:style-name="T12">głosowy</text:span>(<text:span text:style-name="T12">można</text:span> walnąć jakiś obrazek głośnika czy coś): Informacja dla kierunków pierwszego roku. Zaraz rozpocznie się podpisywanie umów studenckich i odbierania legitymacji. Podaję numery sal: Mechatronika A123, Informatyka A128, BHP A129, Automatyka i Robotyka A130, <text:s/>BHP A132...</text:p>
      <text:p text:style-name="P5"/>
      <text:p text:style-name="P5">głównabohaterka Hmm...a już myślałam, że będę mogła pójść do domu. Męczą mnie takie uroczystości. W sumie nic dziwnego. <text:span text:style-name="T12">Większość</text:span> czasu <text:span text:style-name="T12">spędzam</text:span> przed komputerem.</text:p>
      <text:p text:style-name="P5"/>
      <text:p text:style-name="P5">głównabohaterka Może jak będzie już na studiach WF to się zapiszę na jakąś siłownię lub fitness. Trzeba będzie trochę popracować nad kondycją.</text:p>
      <text:p text:style-name="P5"/>
      <text:p text:style-name="P5">głównabohaterka Teraz nie pora na takie rzeczy. Trzeba się udać na odbiór legitymacji.. Mam nadzieję, że jakoś przeżyje w tym tłumie.</text:p>
      <text:p text:style-name="P5"/>
      <text:p text:style-name="P5">(odgłos tłumu, czarne tlo) Kilka minut pozniej</text:p>
      <text:p text:style-name="P5"/>
      <text:p text:style-name="P5">(zdjecie korytarza)</text:p>
      <text:p text:style-name="P2"><text:span text:style-name="T6">główna bohatera WRESZCIE! Jejku, myślałam, że uduszę s</text:span><text:span text:style-name="T7">i</text:span><text:span text:style-name="T6">ę tam. Jestem już na odpowiednim piętrze.</text:span></text:p>
      <text:p text:style-name="P5"/>
      <text:p text:style-name="P5">*głównabohaterka <text:s/>Hmm....która to była sala? </text:p>
      <text:p text:style-name="P5"/>
      <text:p text:style-name="P5">a) A123</text:p>
      <text:p text:style-name="P5">b) A129</text:p>
      <text:p text:style-name="P5">c) A128</text:p>
      <text:p text:style-name="P5"/>
      <text:p text:style-name="P5">(jezeli zostanie wybrana opcja a lub b)</text:p>
      <text:p text:style-name="P5"/>
      <text:p text:style-name="P5">glownabohaterka O...k... to chyba była sala [wybana opcja]. No nic przekonajmy sie.</text:p>
      <text:p text:style-name="P5"/>
      <text:p text:style-name="P5">(odglos tlumu, zdjecie sali wykladowej)</text:p>
      <text:p text:style-name="P5"/>
      <text:p text:style-name="P5">glownabohaterka O matko, to nie ta sala. Ale przypał. Muszę znaleźć właściwą salę.</text:p>
      <text:p text:style-name="P5">(powrót do wyboru sali, czyli linijki *)</text:p>
      <text:p text:style-name="P5"/>
      <text:p text:style-name="P7">(jezeli wybrana zostanie dobra sala, ale wczesniej juz zostal popelniony blad) -------------</text:p>
      <text:p text:style-name="P7"/>
      <text:p text:style-name="P5">(odglos tlumu, zdjecie sali wykladowej)</text:p>
      <text:p text:style-name="P5"/>
      <text:p text:style-name="P5">OpiekunRoku Ludzie kochani. Ilu Was się jeszcze spóźni? Coś kiepsko wróżę Waszą punktualność na przyszłych zajęciach.</text:p>
      <text:p text:style-name="P5"/>
      <text:p text:style-name="P5">Malfoy: Same nieogary na tym kierunku. widać, że moja konkurencja nie zapewni mi nawet żdżbła ekscytacji w "rywalizacji".</text:p>
      <text:p text:style-name="P5"><text:soft-page-break/></text:p>
      <text:p text:style-name="P2"><text:span text:style-name="T6">glownabohaterka Mogłam lepiej zapamiętać numer sali. Jestem na siebie potwornie zła. Pierwszy dzien na uczelni i już mi coś nie wychodzi. Muszę się bardziej starac. </text:span><text:span text:style-name="T10">------------</text:span></text:p>
      <text:p text:style-name="P5"/>
      <text:p text:style-name="P8">(jezeli wybrana zostanie wlasciwa sala)------------------</text:p>
      <text:p text:style-name="P5"/>
      <text:p text:style-name="P5">(odglos tlumu, zdjecie sali wykladowej)</text:p>
      <text:p text:style-name="P5"/>
      <text:p text:style-name="P5">glownabohaterka Chyba trafiłam do dobrej sali. Nie spodziewałam się, że aż tyle osób wybierze ten kierunek. Widzę też sporo dziewczyn. Cieszę się, że jest nas co raz więcej na uczelniach technicznych.</text:p>
      <text:p text:style-name="P5"/>
      <text:p text:style-name="P2"><text:span text:style-name="T6">glownabohaterka Wciąż przybywają ludzie. Pewnie wcześniej pomylili salę. Dobrze, że udało mi się zapamiętać właściwy numer</text:span><text:span text:style-name="T11">.----------------</text:span></text:p>
      <text:p text:style-name="P5"/>
      <text:p text:style-name="P5">OpiekunRoku Mam nadzieję, że to już wszyscy. W tym roku naprawdę dużo ludzi dostało się na ten kierunek. Mam nadzieję, że ta sala ogarnie nas wszystkich. Inaczej wykłady będziecie mieli na podwórku.</text:p>
      <text:p text:style-name="P5"/>
      <text:p text:style-name="P5">(dżwięk masowego śmiechu)</text:p>
      <text:p text:style-name="P5"/>
      <text:p text:style-name="P5">OpiekunRoku Na początek chciałabym się wam przedstawić. Jestem doktor Matylda Kostrzewska i jestem opiekunem waszego roku. Równocześnie będę miała z wami zajęcia z Podstaw Programowania.</text:p>
      <text:p text:style-name="P5"/>
      <text:p text:style-name="P7">(randomowi studenci sa bez obrazkow)</text:p>
      <text:p text:style-name="P5">RandomStudent1 Slyszalem, ze starsze roczniki mówią na nią "Doktor Kosa"</text:p>
      <text:p text:style-name="P5"/>
      <text:p text:style-name="P5">RAndomStudent2 Czemu? Aż tak ciężko zaliczyć ten przedmiot?</text:p>
      <text:p text:style-name="P5"/>
      <text:p text:style-name="P5">RandomStudent2 Taa...słyszałem, że do programowania podchodzi bardzo poważnie. Jedna z najbardziej uzdolnionych osob tutaj.</text:p>
      <text:p text:style-name="P5"/>
      <text:p text:style-name="P5">RandomStudent3 Dajcie spokój. Ja tam nie wierzę starszym rocznikom. Później okazuje się, że połowa to kłamstwo.</text:p>
      <text:p text:style-name="P5"/>
      <text:p text:style-name="P5">OpiekunRoku ...na uroczystości poznaliście jeszcze jedną osobę, z którą będziecie mieli zajęcia w tym semestrze. Nasz dziekan będzie z wami miał Historię Informatyki.</text:p>
      <text:p text:style-name="P5"/>
      <text:p text:style-name="P5">RAndomStudent1 Co? Dopiero pierwszy semestr a już mamy jakieś wypełniacze w planie.</text:p>
      <text:p text:style-name="P5"/>
      <text:p text:style-name="P5">OpiekunRoku Polecam chodzić, gdyż dziekan bardzo ciekawie prowadzi zajęcia. Z tego co pamiętam to w tamtym roku prawie wszyscy chodzili na zajęcia.</text:p>
      <text:p text:style-name="P5"/>
      <text:p text:style-name="P5">RandomStudent2 Chyba jednak przesadzasz, chłopie. Coś czuję, że będzie ciekawie.</text:p>
      <text:p text:style-name="P5"/>
      <text:p text:style-name="P5">OpiekunRoku Plan zajęć zaraz wam przedstawię na tablicy.</text:p>
      <text:p text:style-name="P5"/>
      <text:p text:style-name="P5">(pojawia sie zdjecie planu zajec)</text:p>
      <text:p text:style-name="P5"><text:soft-page-break/></text:p>
      <text:p text:style-name="P5">Pon 8:15 Podstawy Programowania</text:p>
      <text:p text:style-name="P5">Wtorek 10:15 Historia informatyki</text:p>
      <text:p text:style-name="P5">Sroda 8:15 Teoretyczne Podstawy Informatyki</text:p>
      <text:p text:style-name="P5">Czwartek 12:15 Fizyka</text:p>
      <text:p text:style-name="P5">Piatek 8:15 Analiza matematyczna</text:p>
      <text:p text:style-name="P5"/>
      <text:p text:style-name="P5">RandomStundent1 Zaczynamy tydzień zajęciami o 8 rano? Matko, już mi się to nie podoba...</text:p>
      <text:p text:style-name="P5"/>
      <text:p text:style-name="P5">RandomStudent2 Matematyka w piątek? Nie ma to jak zepsuć sobie koniec tygodnia.</text:p>
      <text:p text:style-name="P5"/>
      <text:p text:style-name="P5">OpiekunRoku Oooo....najwidoczniej widzę się z wami już w poniedziałek. Też mi się nie podoba ta godzina, ale nie ja mam na to wpływ.</text:p>
      <text:p text:style-name="P5"/>
      <text:p text:style-name="P5">Opiekun Roku Na pierwszych zajęciach poznacie zasady prowadzenia i zaliczenia przedmiotu. Teraz będę wyczytywać alfabetycznie nazwiska. Kiedy kogoś wyczytam ma do mnie podejść by podpisać umowe i odebrać legitymację.</text:p>
      <text:p text:style-name="P5"/>
      <text:p text:style-name="P5">(odglos tlumu)</text:p>
      <text:p text:style-name="P5"/>
      <text:p text:style-name="P5">glownabohaterka Kobitka nie wydaje się zła. Nie sądzę, że będę z nia miała jakieś problemy. Uczyłam sę na własną rękę programowanie jeszcze jak chodziłam do liceum.</text:p>
      <text:p text:style-name="P5"/>
      <text:p text:style-name="P5">Malfoy ...ojciec poważnie rozważał by mnie wysłać na studia do Stanów. Dzięki temu nauczyłabym się więcej niż w tym kraju, ale matka nie chciała bym tak daleko była od domu.</text:p>
      <text:p text:style-name="P5"/>
      <text:p text:style-name="P5">Malfoy Mimo to, nie jest aż tak źle. Mój ojciec zna tu wielu ludzi. Kiedyś tu wykładal. Z palcem w nosie zrobię magistra, a potem doktorat w USA.</text:p>
      <text:p text:style-name="P5"/>
      <text:p text:style-name="P5">RandomStudent3 Wow...aale masz fajnie.</text:p>
      <text:p text:style-name="P5"/>
      <text:p text:style-name="P5">RAndomStudent4 Prawda. W sumie jesteś ustawiona przez całe studia.</text:p>
      <text:p text:style-name="P5"/>
      <text:p text:style-name="P5">Malfoy Niby tak, ale to nie oznacza, że nie dam z siebie wszystkiego. Dziwię się, że aż tylu się dostało. Nie jest to problemem.</text:p>
      <text:p text:style-name="P5"/>
      <text:p text:style-name="P5">Malfoy Rozłożę tych cieniasów tak, że zmienią studia i pójdą na zarządzanie.</text:p>
      <text:p text:style-name="P5"/>
      <text:p text:style-name="P5">RandomStudent3 Hhahhaha. Ty to masz gadane, Malfoy.</text:p>
      <text:p text:style-name="P5"/>
      <text:p text:style-name="P5">glownabohatera Jezu....i z kimś takim mam studiować. Gorszej baby jeszcze nie widziałam w swoim życiu. Pewnie jest tylko mocna w gębie ale nic praktycznego zrobić nie potrafi.</text:p>
      <text:p text:style-name="P5"/>
      <text:p text:style-name="P5">Malfoy Hej, ty. Czemu się na mnie gapisz?</text:p>
      <text:p text:style-name="P5"/>
      <text:p text:style-name="P8">a)To tylko przypadek</text:p>
      <text:p text:style-name="P7">b)Masz coś do mnie?</text:p>
      <text:p text:style-name="P5"/>
      <text:p text:style-name="P8">glownabohaterka Zwykly przypadek. Przewidziało Ci się najwidoczniej.</text:p>
      <text:p text:style-name="P8"><text:soft-page-break/>Malfoy: Nie udawaj. Widziałam, jak się na mnie lampisz. Czyżbym Cię czymś zdenerwowała?</text:p>
      <text:p text:style-name="P8"/>
      <text:p text:style-name="P8">a)tak</text:p>
      <text:p text:style-name="P8">b)nie</text:p>
      <text:p text:style-name="P8">(wybor bez znaczenia)</text:p>
      <text:p text:style-name="P8"/>
      <text:p text:style-name="P7">glownabohaterka Patrzę z politowaniem na twoje przechwałki.</text:p>
      <text:p text:style-name="P7"/>
      <text:p text:style-name="P7">Malfoy Patrzcie kogo my tu mamy. Masz cięty język. Możesz sobie gadać zdrów, ale i tak przemawia przez Ciebie zazdrość.</text:p>
      <text:p text:style-name="P7"/>
      <text:p text:style-name="P7">glownabohaterka Chyba coś Ci się pomyliło, kobieto.</text:p>
      <text:p text:style-name="P8"/>
      <text:p text:style-name="P8"/>
      <text:p text:style-name="P5">Malfoy: Dostrzegłam to. Te spojrzenie. Spojrzenie pełne zazdrości. Mnie nie zwiedziesz.</text:p>
      <text:p text:style-name="P5"/>
      <text:p text:style-name="P5">Malfoy Masz czego mi zazdrościć, moja droga. Patrząc na Ciebie uważam, że i bez tego wszystkiego jestem lepsza od Ciebie. Wydajesz się być zdeterminowana, ale ja i tak będe górą.</text:p>
      <text:p text:style-name="P5"/>
      <text:p text:style-name="P5">glownabohaterka Daj sobie na wstrzymanie, ok? Możesz sobie gadać zdrów, ale mnie to nie obchodzi. Jesteś tylko mocna w gębie.</text:p>
      <text:p text:style-name="P5"/>
      <text:p text:style-name="P5">Malfoy Tak uważasz? Widzę, że mamy tutaj bojowniczkę. Mam pomysł. Zalóżmy się.</text:p>
      <text:p text:style-name="P5"/>
      <text:p text:style-name="P5">glownabohaterka Hę? Jaki zakład?</text:p>
      <text:p text:style-name="P5"/>
      <text:p text:style-name="P5">Malfoy O to, kto będzie miał lepszą średnią na koniec semestru.</text:p>
      <text:p text:style-name="P5"/>
      <text:p text:style-name="P5">glownabohaterka To trochę dziecinne. Jaka niby miałaby być nagroda.</text:p>
      <text:p text:style-name="P5"/>
      <text:p text:style-name="P5">Malfoy Jeśli wygrasz, przyznam, że jesteś ode mnie lepsza i dam Ci spokój do konca studiów. Może nawet jakiś projekt grupowy razem zrobimy.</text:p>
      <text:p text:style-name="P5"/>
      <text:p text:style-name="P5">glownabohaterka Zabawne. Co jeśli ty wygrasz?</text:p>
      <text:p text:style-name="P5"/>
      <text:p text:style-name="P5">Malfoy To proste. Udowodnię swoją wyższość i to, że nie jesteś godzien zainteresowania. Coś czuję, że porażka dla każdej z nas będzie bolesna a wygrana słodkim triumfem.</text:p>
      <text:p text:style-name="P5"/>
      <text:p text:style-name="P5">*Malfoy To jak? Zakładamy się?</text:p>
      <text:p text:style-name="P5"/>
      <text:p text:style-name="P8">a)tak</text:p>
      <text:p text:style-name="P7">b)nie</text:p>
      <text:p text:style-name="P5"/>
      <text:p text:style-name="P8">glownabohaterka Niech Ci będzie. Skoro myślisz, że możesz ze mną rywalizować to próbuj. Nie bronię Ci.</text:p>
      <text:p text:style-name="P8"/>
      <text:p text:style-name="P7">glownabohaterka Nie mam po co się zakładać. Nie jesteś godna by ze mną konkurować.</text:p>
      <text:p text:style-name="P7"/>
      <text:p text:style-name="P7">Malfoy Czcze gadanie. Widzę, że najwyraźniej boisz się ze mną zmierzyć.</text:p>
      <text:p text:style-name="P7"><text:soft-page-break/></text:p>
      <text:p text:style-name="P7">glownabohaterka Kogo jak kogo, ale Ciebie nie zamierzam się bać.</text:p>
      <text:p text:style-name="P7"/>
      <text:p text:style-name="P7">Malfoy To udowodnij to. Samymi słowami raczej tego nie zrobisz</text:p>
      <text:p text:style-name="P7"/>
      <text:p text:style-name="P7">(powrot do wyboru odpowiedzi, czyli tekstu *)</text:p>
      <text:p text:style-name="P7"/>
      <text:p text:style-name="P9">(jezeli postac 3 razy odmowi)</text:p>
      <text:p text:style-name="P7"/>
      <text:p text:style-name="P9">glownabohaterka Zaczynasz mnie denerwować. Jeżeli w końcu zdecyduję się na ten zakład to przestaniesz?</text:p>
      <text:p text:style-name="P9"/>
      <text:p text:style-name="P9">Malfoy Mi tam nie zależy aż tak. Po prostu nie nawidzę ludzi, którzy boja się sprawdzić swoje umiejętności!</text:p>
      <text:p text:style-name="P8"/>
      <text:p text:style-name="P9">glownabohaterka Dobra, już dobra. Zgadzam sę. Zetrę ten durny uśmiech z Twojej twarzy.</text:p>
      <text:p text:style-name="P9"/>
      <text:p text:style-name="P5">Malfoy Hahahahahaha. No to ustalone. Pozwól, że zdradze Ci, kim jestem. Nazywam się Draco Malfoy i wiedz, że ze mną tak łatwo nie wygrasz.</text:p>
      <text:p text:style-name="P5"/>
      <text:p text:style-name="P5">glownabohaterka Ja jestem [imie] Kowalska. Już Ci współczuje przegranej.</text:p>
      <text:p text:style-name="P5"/>
      <text:p text:style-name="P5">OpiekunRoku: Pani Kowalska, do mnie!</text:p>
      <text:p text:style-name="P5"/>
      <text:p text:style-name="P5">Malfoy: Wołają Cię. No to do zobaczenia na zajęciach "rywalko". Tylko nie chwal się bardzo, że się założyłyśmy. Wieść o tym, że zadaję się z taką ofiarą zepsuje mi reputację. Hahahahahha.</text:p>
      <text:p text:style-name="P5"/>
      <text:p text:style-name="P5">glownabohaterka W co ja się wpakowałam. No nic. Muszę stawić temu czoła. Nie będzie sobie gówniara pozwalać.</text:p>
      <text:p text:style-name="P5"/>
      <text:p text:style-name="P5">OpiekunRoku Proszę tylko podpis i legitymacja jest już pani.</text:p>
      <text:p text:style-name="P5"/>
      <text:p text:style-name="P5">glownabohaterka Dobrze, już podpisuję.</text:p>
      <text:p text:style-name="P5"/>
      <text:p text:style-name="P5">(odglos pisania)</text:p>
      <text:p text:style-name="P5"/>
      <text:p text:style-name="P5">OpiekunRoku Oto legitymacja studencka. Powodzenia w studiowaniu i do zobaczenia w poniedziałek.</text:p>
      <text:p text:style-name="P5"/>
      <text:p text:style-name="P5">glownabohaterka Dziękuję....napewno się przyda....</text:p>
      <text:p text:style-name="P5"/>
      <text:p text:style-name="P5">glownabohaterka Mam już dość tego dnia. Lecz prawdziwy koszmar zacznie sę w poniedziałek. Nie daruję tej babie, że już zrujnowała mi studia. Pokażę na co mnie stać.</text:p>
      <text:p text:style-name="P5"/>
      <text:p text:style-name="P5">glownabohaterka Najpierw jednak wrócę do wygodnego wyrka. Wstawanie o tak wczesnej porze jest nieludzkie.</text:p>
      <text:p text:style-name="P5"/>
      <text:p text:style-name="P5">--------------------------------------------------------------------------------------------------------------------</text:p>
      <text:p text:style-name="P8"/>
      <text:p text:style-name="P11"><text:soft-page-break/>DONE</text:p>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12:05:47.165000000</dc:date>
    <meta:editing-duration>PT3H56M16S</meta:editing-duration>
    <meta:editing-cycles>4</meta:editing-cycles>
    <meta:generator>LibreOffice/5.4.1.2$Windows_x86 LibreOffice_project/ea7cb86e6eeb2bf3a5af73a8f7777ac570321527</meta:generator>
    <meta:document-statistic meta:table-count="0" meta:image-count="0" meta:object-count="0" meta:page-count="9" meta:paragraph-count="161" meta:word-count="2187" meta:character-count="14762" meta:non-whitespace-character-count="12716"/>
  </office:meta>
</office:document-meta>
</file>